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0.7cm" fo:min-width="4.45cm" fo:padding-top="0.15cm" fo:padding-bottom="0.15cm" fo:padding-left="0.275cm" fo:padding-right="0.275cm"/>
      <style:paragraph-properties style:writing-mode="lr-tb"/>
    </style:style>
    <style:style style:name="gr2" style:family="graphic" style:parent-style-name="objectwithoutfill">
      <style:graphic-properties draw:marker-end="Extrémités_20_de_20_flèche_20_1" draw:marker-end-width="0.3cm" draw:fill="none" draw:textarea-vertical-align="middle"/>
    </style:style>
    <style:style style:name="gr3" style:family="graphic" style:parent-style-name="standard">
      <style:graphic-properties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0.626cm" fo:min-width="2.376cm" fo:padding-top="0.15cm" fo:padding-bottom="0.15cm" fo:padding-left="0.275cm" fo:padding-right="0.275cm" draw:shadow="hidden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82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959cm"/>
      <style:paragraph-properties style:writing-mode="lr-tb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marker-end="Extrémités_20_de_20_flèche_20_2" draw:marker-end-width="0.3cm" draw:fill="none" draw:textarea-vertical-align="middle"/>
    </style:style>
    <style:style style:name="gr8" style:family="graphic" style:parent-style-name="standard">
      <style:graphic-properties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1.224cm" fo:min-width="4.45cm" fo:padding-top="0.15cm" fo:padding-bottom="0.15cm" fo:padding-left="0.275cm" fo:padding-right="0.275cm"/>
      <style:paragraph-properties style:writing-mode="lr-tb"/>
    </style:style>
    <style:style style:name="P1" style:family="paragraph">
      <style:paragraph-properties fo:text-align="center" style:writing-mode="lr-tb"/>
      <style:text-properties fo:font-size="14pt"/>
    </style:style>
    <style:style style:name="P2" style:family="paragraph">
      <loext:graphic-properties draw:fill="solid" draw:fill-color="#ffffff"/>
      <style:paragraph-properties fo:text-align="center" style:writing-mode="lr-tb"/>
      <style:text-properties fo:font-size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fffff"/>
      <style:paragraph-properties fo:text-align="center" style:writing-mode="lr-tb"/>
      <style:text-properties fo:font-size="12pt"/>
    </style:style>
    <style:style style:name="P6" style:family="paragraph">
      <loext:graphic-properties draw:fill="none" draw:fill-color="#ffffff"/>
      <style:paragraph-properties style:writing-mode="lr-tb"/>
      <style:text-properties fo:font-size="14pt" fo:font-weight="bold"/>
    </style:style>
    <style:style style:name="P7" style:family="paragraph">
      <style:paragraph-properties fo:text-align="center" style:writing-mode="lr-tb"/>
      <style:text-properties fo:font-size="14pt" fo:font-style="italic"/>
    </style:style>
    <style:style style:name="P8" style:family="paragraph">
      <loext:graphic-properties draw:fill="solid" draw:fill-color="#ffffff"/>
      <style:paragraph-properties fo:text-align="center" style:writing-mode="lr-tb"/>
      <style:text-properties fo:font-size="14pt" fo:font-style="italic"/>
    </style:style>
    <style:style style:name="T1" style:family="text">
      <style:text-properties fo:font-size="14pt"/>
    </style:style>
    <style:style style:name="T2" style:family="text">
      <style:text-properties fo:font-size="12pt"/>
    </style:style>
    <style:style style:name="T3" style:family="text">
      <style:text-properties fo:font-size="14pt" fo:font-weight="bold"/>
    </style:style>
    <style:style style:name="T4" style:family="text">
      <style:text-properties fo:font-size="12pt" fo:font-style="italic" fo:font-weight="bold"/>
    </style:style>
    <style:style style:name="T5" style:family="text">
      <style:text-properties fo:font-size="14pt" fo:font-style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2" draw:layer="layout" svg:width="5cm" svg:height="1cm" svg:x="7cm" svg:y="3cm">
            <text:p text:style-name="P1"><text:span text:style-name="T1">Population initiale</text:span></text:p>
            <draw:enhanced-geometry svg:viewBox="0 0 21600 21600" draw:type="rectangle" draw:enhanced-path="M 0 0 L 21600 0 21600 21600 0 21600 0 0 Z N"/>
          </draw:custom-shape>
          <draw:line draw:style-name="gr2" draw:text-style-name="P3" draw:layer="layout" svg:x1="9.5cm" svg:y1="4cm" svg:x2="9.5cm" svg:y2="5cm">
            <text:p/>
          </draw:line>
          <draw:custom-shape draw:style-name="gr1" draw:text-style-name="P2" draw:layer="layout" svg:width="5cm" svg:height="1cm" svg:x="7cm" svg:y="4.988cm">
            <text:p text:style-name="P1"><text:span text:style-name="T1">Évaluation</text:span></text:p>
            <draw:enhanced-geometry svg:viewBox="0 0 21600 21600" draw:type="rectangle" draw:enhanced-path="M 0 0 L 21600 0 21600 21600 0 21600 0 0 Z N"/>
          </draw:custom-shape>
          <draw:line draw:style-name="gr2" draw:text-style-name="P3" draw:layer="layout" svg:x1="9.5cm" svg:y1="5.988cm" svg:x2="9.5cm" svg:y2="6.988cm">
            <text:p/>
          </draw:line>
          <draw:custom-shape draw:style-name="gr1" draw:text-style-name="P2" draw:layer="layout" svg:width="5cm" svg:height="1cm" svg:x="7cm" svg:y="6.988cm">
            <text:p text:style-name="P1"><text:span text:style-name="T1">Sélection</text:span></text:p>
            <draw:enhanced-geometry svg:viewBox="0 0 21600 21600" draw:type="rectangle" draw:enhanced-path="M 0 0 L 21600 0 21600 21600 0 21600 0 0 Z N"/>
          </draw:custom-shape>
          <draw:line draw:style-name="gr2" draw:text-style-name="P3" draw:layer="layout" svg:x1="9.5cm" svg:y1="7.988cm" svg:x2="9.5cm" svg:y2="8.988cm">
            <text:p/>
          </draw:line>
          <draw:custom-shape draw:style-name="gr1" draw:text-style-name="P2" draw:layer="layout" svg:width="5cm" svg:height="1cm" svg:x="7cm" svg:y="8.988cm">
            <text:p text:style-name="P1"><text:span text:style-name="T1">Croisement</text:span></text:p>
            <draw:enhanced-geometry svg:viewBox="0 0 21600 21600" draw:type="rectangle" draw:enhanced-path="M 0 0 L 21600 0 21600 21600 0 21600 0 0 Z N"/>
          </draw:custom-shape>
          <draw:line draw:style-name="gr2" draw:text-style-name="P3" draw:layer="layout" svg:x1="9.5cm" svg:y1="9.988cm" svg:x2="9.5cm" svg:y2="10.988cm">
            <text:p/>
          </draw:line>
          <draw:custom-shape draw:style-name="gr1" draw:text-style-name="P2" draw:layer="layout" svg:width="5cm" svg:height="1cm" svg:x="7cm" svg:y="10.988cm">
            <text:p text:style-name="P1"><text:span text:style-name="T1">Mutation</text:span></text:p>
            <draw:enhanced-geometry svg:viewBox="0 0 21600 21600" draw:type="rectangle" draw:enhanced-path="M 0 0 L 21600 0 21600 21600 0 21600 0 0 Z N"/>
          </draw:custom-shape>
          <draw:line draw:style-name="gr2" draw:text-style-name="P3" draw:layer="layout" svg:x1="9.5cm" svg:y1="16.988cm" svg:x2="9.5cm" svg:y2="17.988cm">
            <text:p/>
          </draw:line>
          <draw:polygon draw:style-name="gr3" draw:text-style-name="P5" draw:layer="layout" svg:width="4.949cm" svg:height="1.999cm" svg:x="7cm" svg:y="18cm" svg:viewBox="0 0 4950 2000" draw:points="2475,0 4950,999 2475,2000 0,999">
            <text:p text:style-name="P4"><text:span text:style-name="T2">Condition d’arrêt</text:span></text:p>
          </draw:polygon>
          <draw:line draw:style-name="gr2" draw:text-style-name="P3" draw:layer="layout" svg:x1="9.5cm" svg:y1="19.976cm" svg:x2="9.5cm" svg:y2="20.976cm">
            <text:p/>
          </draw:line>
          <draw:frame draw:style-name="gr4" draw:text-style-name="P6" draw:layer="layout" svg:width="1.328cm" svg:height="0.806cm" svg:x="9.8cm" svg:y="20.098cm">
            <draw:text-box>
              <text:p><text:span text:style-name="T3">Oui</text:span></text:p>
            </draw:text-box>
          </draw:frame>
          <draw:frame draw:style-name="gr5" draw:text-style-name="P6" draw:layer="layout" svg:width="1.459cm" svg:height="0.806cm" svg:x="5.201cm" svg:y="18.098cm">
            <draw:text-box>
              <text:p><text:span text:style-name="T3">Non</text:span></text:p>
            </draw:text-box>
          </draw:frame>
          <draw:line draw:style-name="gr6" draw:text-style-name="P3" draw:layer="layout" svg:x1="7.05cm" svg:y1="19cm" svg:x2="4cm" svg:y2="19cm">
            <text:p/>
          </draw:line>
          <draw:line draw:style-name="gr6" draw:text-style-name="P3" draw:layer="layout" svg:x1="4cm" svg:y1="19cm" svg:x2="4cm" svg:y2="4.5cm">
            <text:p/>
          </draw:line>
          <draw:line draw:style-name="gr7" draw:text-style-name="P3" draw:layer="layout" svg:x1="4cm" svg:y1="4.5cm" svg:x2="9.5cm" svg:y2="4.5cm">
            <text:p/>
          </draw:line>
          <draw:custom-shape draw:style-name="gr1" draw:text-style-name="P2" draw:layer="layout" svg:width="5cm" svg:height="1cm" svg:x="7cm" svg:y="20.976cm">
            <text:p text:style-name="P1"><text:span text:style-name="T1">STOP</text:span></text:p>
            <draw:enhanced-geometry svg:viewBox="0 0 21600 21600" draw:type="rectangle" draw:enhanced-path="M 0 0 L 21600 0 21600 21600 0 21600 0 0 Z N"/>
          </draw:custom-shape>
          <draw:line draw:style-name="gr2" draw:text-style-name="P3" draw:layer="layout" svg:x1="9.5cm" svg:y1="11.976cm" svg:x2="9.5cm" svg:y2="12.976cm">
            <text:p/>
          </draw:line>
          <draw:polygon draw:style-name="gr3" draw:text-style-name="P5" draw:layer="layout" svg:width="7.649cm" svg:height="2.011cm" svg:x="5.7cm" svg:y="12.988cm" svg:viewBox="0 0 7650 2012" draw:points="3824,0 7650,1005 3824,2012 0,1005">
            <text:p text:style-name="P4"><text:span text:style-name="T4">m</text:span><text:span text:style-name="T2"> itérations sans amélioration</text:span></text:p>
          </draw:polygon>
          <draw:line draw:style-name="gr2" draw:text-style-name="P3" draw:layer="layout" svg:x1="9.5cm" svg:y1="14.964cm" svg:x2="9.5cm" svg:y2="15.964cm">
            <text:p/>
          </draw:line>
          <draw:frame draw:style-name="gr4" draw:text-style-name="P6" draw:layer="layout" svg:width="1.328cm" svg:height="0.806cm" svg:x="9.8cm" svg:y="15.086cm">
            <draw:text-box>
              <text:p><text:span text:style-name="T3">Oui</text:span></text:p>
            </draw:text-box>
          </draw:frame>
          <draw:custom-shape draw:style-name="gr1" draw:text-style-name="P2" draw:layer="layout" svg:width="5cm" svg:height="1cm" svg:x="7cm" svg:y="15.988cm">
            <text:p text:style-name="P1"><text:span text:style-name="T1">Nouvelle population</text:span></text:p>
            <draw:enhanced-geometry svg:viewBox="0 0 21600 21600" draw:type="rectangle" draw:enhanced-path="M 0 0 L 21600 0 21600 21600 0 21600 0 0 Z N"/>
          </draw:custom-shape>
          <draw:line draw:style-name="gr6" draw:text-style-name="P3" draw:layer="layout" svg:x1="5.75cm" svg:y1="14cm" svg:x2="4cm" svg:y2="14cm">
            <text:p/>
          </draw:line>
          <draw:frame draw:style-name="gr5" draw:text-style-name="P6" draw:layer="layout" svg:width="1.459cm" svg:height="0.806cm" svg:x="4.002cm" svg:y="13.098cm">
            <draw:text-box>
              <text:p><text:span text:style-name="T3">Non</text:span></text:p>
            </draw:text-box>
          </draw:frame>
        </draw:g>
      </draw:page>
      <draw:page draw:name="page2" draw:style-name="dp1" draw:master-page-name="Standard">
        <draw:custom-shape draw:style-name="gr1" draw:text-style-name="P2" draw:layer="layout" svg:width="5cm" svg:height="1cm" svg:x="7.001cm" svg:y="3cm">
          <text:p text:style-name="P1"><text:span text:style-name="T1">Population initial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.501cm" svg:y1="4cm" svg:x2="9.501cm" svg:y2="5cm">
          <text:p/>
        </draw:line>
        <draw:custom-shape draw:style-name="gr1" draw:text-style-name="P2" draw:layer="layout" svg:width="5cm" svg:height="1cm" svg:x="7.001cm" svg:y="4.988cm">
          <text:p text:style-name="P1"><text:span text:style-name="T1">Évaluation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.501cm" svg:y1="5.988cm" svg:x2="9.501cm" svg:y2="6.988cm">
          <text:p/>
        </draw:line>
        <draw:custom-shape draw:style-name="gr1" draw:text-style-name="P2" draw:layer="layout" svg:width="5cm" svg:height="1cm" svg:x="7.001cm" svg:y="6.988cm">
          <text:p text:style-name="P1"><text:span text:style-name="T1">Sélection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.501cm" svg:y1="7.988cm" svg:x2="9.501cm" svg:y2="8.988cm">
          <text:p/>
        </draw:line>
        <draw:custom-shape draw:style-name="gr1" draw:text-style-name="P2" draw:layer="layout" svg:width="5cm" svg:height="1cm" svg:x="7.001cm" svg:y="8.988cm">
          <text:p text:style-name="P1"><text:span text:style-name="T1">Croisemen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.501cm" svg:y1="9.988cm" svg:x2="9.501cm" svg:y2="10.988cm">
          <text:p/>
        </draw:line>
        <draw:custom-shape draw:style-name="gr1" draw:text-style-name="P2" draw:layer="layout" svg:width="5cm" svg:height="1cm" svg:x="7.001cm" svg:y="10.988cm">
          <text:p text:style-name="P1"><text:span text:style-name="T1">Mutation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.501cm" svg:y1="16.988cm" svg:x2="9.501cm" svg:y2="17.988cm">
          <text:p/>
        </draw:line>
        <draw:polygon draw:style-name="gr3" draw:text-style-name="P5" draw:layer="layout" svg:width="4.949cm" svg:height="1.999cm" svg:x="7.001cm" svg:y="18cm" svg:viewBox="0 0 4950 2000" draw:points="2475,0 4950,999 2475,2000 0,999">
          <text:p text:style-name="P4"><text:span text:style-name="T2">Condition d’arrêt</text:span></text:p>
        </draw:polygon>
        <draw:line draw:style-name="gr2" draw:text-style-name="P3" draw:layer="layout" svg:x1="9.501cm" svg:y1="19.976cm" svg:x2="9.501cm" svg:y2="20.976cm">
          <text:p/>
        </draw:line>
        <draw:frame draw:style-name="gr4" draw:text-style-name="P6" draw:layer="layout" svg:width="1.328cm" svg:height="0.806cm" svg:x="9.801cm" svg:y="20.098cm">
          <draw:text-box>
            <text:p><text:span text:style-name="T3">Oui</text:span></text:p>
          </draw:text-box>
        </draw:frame>
        <draw:frame draw:style-name="gr5" draw:text-style-name="P6" draw:layer="layout" svg:width="1.459cm" svg:height="0.806cm" svg:x="5.202cm" svg:y="18.098cm">
          <draw:text-box>
            <text:p><text:span text:style-name="T3">Non</text:span></text:p>
          </draw:text-box>
        </draw:frame>
        <draw:line draw:style-name="gr6" draw:text-style-name="P3" draw:layer="layout" svg:x1="7.051cm" svg:y1="19cm" svg:x2="4.001cm" svg:y2="19cm">
          <text:p/>
        </draw:line>
        <draw:line draw:style-name="gr6" draw:text-style-name="P3" draw:layer="layout" svg:x1="4.001cm" svg:y1="19cm" svg:x2="4.001cm" svg:y2="4.5cm">
          <text:p/>
        </draw:line>
        <draw:line draw:style-name="gr7" draw:text-style-name="P3" draw:layer="layout" svg:x1="4.001cm" svg:y1="4.5cm" svg:x2="9.501cm" svg:y2="4.5cm">
          <text:p/>
        </draw:line>
        <draw:custom-shape draw:style-name="gr8" draw:text-style-name="P8" draw:layer="layout" svg:width="5cm" svg:height="1.524cm" svg:x="7.001cm" svg:y="20.976cm">
          <text:p text:style-name="P7"><text:span text:style-name="T5">Iterated fix-and-optimiz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.501cm" svg:y1="22.476cm" svg:x2="9.501cm" svg:y2="23.476cm">
          <text:p/>
        </draw:line>
        <draw:custom-shape draw:style-name="gr1" draw:text-style-name="P2" draw:layer="layout" svg:width="5cm" svg:height="1cm" svg:x="7.001cm" svg:y="23.476cm">
          <text:p text:style-name="P1"><text:span text:style-name="T1">STOP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.501cm" svg:y1="11.976cm" svg:x2="9.501cm" svg:y2="12.976cm">
          <text:p/>
        </draw:line>
        <draw:polygon draw:style-name="gr3" draw:text-style-name="P5" draw:layer="layout" svg:width="7.649cm" svg:height="2.011cm" svg:x="5.701cm" svg:y="12.988cm" svg:viewBox="0 0 7650 2012" draw:points="3824,0 7650,1005 3824,2012 0,1005">
          <text:p text:style-name="P4"><text:span text:style-name="T4">m</text:span><text:span text:style-name="T2"> itérations sans amélioration</text:span></text:p>
        </draw:polygon>
        <draw:line draw:style-name="gr2" draw:text-style-name="P3" draw:layer="layout" svg:x1="9.501cm" svg:y1="14.964cm" svg:x2="9.501cm" svg:y2="15.964cm">
          <text:p/>
        </draw:line>
        <draw:frame draw:style-name="gr4" draw:text-style-name="P6" draw:layer="layout" svg:width="1.328cm" svg:height="0.806cm" svg:x="9.801cm" svg:y="15.086cm">
          <draw:text-box>
            <text:p><text:span text:style-name="T3">Oui</text:span></text:p>
          </draw:text-box>
        </draw:frame>
        <draw:custom-shape draw:style-name="gr1" draw:text-style-name="P2" draw:layer="layout" svg:width="5cm" svg:height="1cm" svg:x="7.001cm" svg:y="15.988cm">
          <text:p text:style-name="P1"><text:span text:style-name="T1">Nouvelle population</text:span>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5.751cm" svg:y1="14cm" svg:x2="4.001cm" svg:y2="14cm">
          <text:p/>
        </draw:line>
        <draw:frame draw:style-name="gr5" draw:text-style-name="P6" draw:layer="layout" svg:width="1.459cm" svg:height="0.806cm" svg:x="4.003cm" svg:y="13.098cm">
          <draw:text-box>
            <text:p><text:span text:style-name="T3">Non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1" svg:stroke-width="0.05cm" svg:stroke-color="#000000" draw:marker-start-width="0.28cm" draw:marker-end-width="0.28cm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15T15:41:19.582249077</meta:creation-date>
    <dc:date>2023-08-29T01:29:05.913089271</dc:date>
    <meta:editing-duration>P1DT22H6M6S</meta:editing-duration>
    <meta:editing-cycles>5</meta:editing-cycles>
    <meta:generator>LibreOffice/7.3.7.2$Linux_X86_64 LibreOffice_project/30$Build-2</meta:generator>
    <meta:document-statistic meta:object-count="53"/>
  </office:meta>
</office:document-meta>
</file>